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Instruction set</text:p>
          </table:table-cell>
          <table:table-cell table:style-name="ce1" office:value-type="string" calcext:value-type="string">
            <text:p>Kernel size</text:p>
          </table:table-cell>
          <table:table-cell table:style-name="ce1" office:value-type="string" calcext:value-type="string">
            <text:p>Total boot tim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umb2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7:40:06.953730355</meta:creation-date>
    <dc:date>2023-06-14T10:27:43.099981331</dc:date>
    <meta:editing-duration>PT1H22M57S</meta:editing-duration>
    <meta:editing-cycles>9</meta:editing-cycles>
    <meta:generator>LibreOffice/7.3.7.2$Linux_X86_64 LibreOffice_project/30$Build-2</meta:generator>
    <dc:creator>Michael Opdenacker</dc:creator>
    <meta:document-statistic meta:table-count="1" meta:cell-count="5" meta:object-count="0"/>
  </office:meta>
</office:document-meta>
</file>